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1" draw:id="id11" draw:layer="layout" svg:width="7.5cm" svg:height="1cm" svg:x="9.5cm" svg:y="1cm">
          <text:p text:style-name="P1">MegaPublik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cm" svg:height="1cm" svg:x="1.5cm" svg:y="3cm">
          <text:p text:style-name="P1">Outg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1cm" svg:x="2.5cm" svg:y="6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1cm" svg:x="2.5cm" svg:y="9cm">
          <text:p text:style-name="P1">Registr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1cm" svg:x="2.5cm" svg:y="11.5cm">
          <text:p text:style-name="P1">Tou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cm" svg:y1="4cm" svg:x2="2.5cm" svg:y2="7cm" draw:start-shape="id1" draw:start-glue-point="2" draw:end-shape="id2" draw:end-glue-point="3" svg:d="m4000 4000c0 1875-1001 1562-1564 1843s-687 1157 64 1157">
          <text:p/>
        </draw:connector>
        <draw:connector draw:style-name="gr2" draw:text-style-name="P1" draw:layer="layout" draw:type="curve" svg:x1="4cm" svg:y1="4cm" svg:x2="2.5cm" svg:y2="9.5cm" draw:start-shape="id1" draw:start-glue-point="2" draw:end-shape="id3" draw:end-glue-point="3" svg:d="m4000 4000c0 3750-1001 3125-1564 3562s-687 1938 64 1938">
          <text:p/>
        </draw:connector>
        <draw:connector draw:style-name="gr2" draw:text-style-name="P1" draw:layer="layout" draw:type="curve" svg:x1="4cm" svg:y1="4cm" svg:x2="2.5cm" svg:y2="12cm" draw:start-shape="id1" draw:start-glue-point="2" draw:end-shape="id4" draw:end-glue-point="3" svg:d="m4000 4000c0 5625-1001 4687-1564 5281s-687 2719 64 2719">
          <text:p/>
        </draw:connector>
        <draw:custom-shape draw:style-name="gr1" draw:text-style-name="P1" xml:id="id5" draw:id="id5" draw:layer="layout" svg:width="5cm" svg:height="1cm" svg:x="18cm" svg:y="3cm">
          <text:p text:style-name="P1">Ing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cm" svg:height="1cm" svg:x="13.5cm" svg:y="5cm">
          <text:p text:style-name="P1">Mar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1cm" svg:x="13.5cm" svg:y="6.5cm">
          <text:p text:style-name="P1">Banks + Money M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cm" svg:height="1cm" svg:x="13.5cm" svg:y="8cm">
          <text:p text:style-name="P1">Country pages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cm" svg:height="1cm" svg:x="13.5cm" svg:y="9.5cm">
          <text:p text:style-name="P1">User Profi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cm" svg:height="1cm" svg:x="13.5cm" svg:y="11cm">
          <text:p text:style-name="P1">Stock-marke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0.5cm" svg:y1="4cm" svg:x2="18.5cm" svg:y2="5.5cm" draw:start-shape="id5" draw:start-glue-point="2" draw:end-shape="id6" draw:end-glue-point="1" svg:d="m20500 4000c0 1000-666 1500-2000 1500">
          <text:p/>
        </draw:connector>
        <draw:connector draw:style-name="gr2" draw:text-style-name="P1" draw:layer="layout" draw:type="curve" svg:x1="20.5cm" svg:y1="4cm" svg:x2="18.5cm" svg:y2="7cm" draw:start-shape="id5" draw:start-glue-point="2" draw:end-shape="id7" draw:end-glue-point="1" svg:d="m20500 4000c0 2000-666 3000-2000 3000">
          <text:p/>
        </draw:connector>
        <draw:connector draw:style-name="gr2" draw:text-style-name="P1" draw:layer="layout" draw:type="curve" svg:x1="20.5cm" svg:y1="4cm" svg:x2="18.5cm" svg:y2="8.5cm" draw:start-shape="id5" draw:start-glue-point="2" draw:end-shape="id8" draw:end-glue-point="1" svg:d="m20500 4000c0 3000-666 4500-2000 4500">
          <text:p/>
        </draw:connector>
        <draw:connector draw:style-name="gr2" draw:text-style-name="P1" draw:layer="layout" draw:type="curve" svg:x1="20.5cm" svg:y1="4cm" svg:x2="18.5cm" svg:y2="10cm" draw:start-shape="id5" draw:start-glue-point="2" draw:end-shape="id9" draw:end-glue-point="1" svg:d="m20500 4000c0 4000-666 6000-2000 6000">
          <text:p/>
        </draw:connector>
        <draw:connector draw:style-name="gr2" draw:text-style-name="P1" draw:layer="layout" draw:type="curve" svg:x1="20.5cm" svg:y1="4cm" svg:x2="18.5cm" svg:y2="11.5cm" draw:start-shape="id5" draw:start-glue-point="2" draw:end-shape="id10" draw:end-glue-point="1" svg:d="m20500 4000c0 5000-666 7500-2000 7500">
          <text:p/>
        </draw:connector>
        <draw:custom-shape draw:style-name="gr1" draw:text-style-name="P1" xml:id="id12" draw:id="id12" draw:layer="layout" svg:width="5cm" svg:height="1cm" svg:x="22.5cm" svg:y="5cm">
          <text:p text:style-name="P1">Military pag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cm" svg:height="1cm" svg:x="22.5cm" svg:y="6.5cm">
          <text:p text:style-name="P1">Work Pag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5cm" svg:height="1cm" svg:x="22.5cm" svg:y="8cm">
          <text:p text:style-name="P1">Company pag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cm" svg:height="1cm" svg:x="22.5cm" svg:y="9.5cm">
          <text:p text:style-name="P1">Tecnology inv.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cm" svg:height="1cm" svg:x="22.5cm" svg:y="11cm">
          <text:p text:style-name="P1">Preferenc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25cm" svg:y1="2cm" svg:x2="6.5cm" svg:y2="3.5cm" draw:start-shape="id11" draw:start-glue-point="2" draw:end-shape="id1" svg:d="m13250 2000c0 1000-2250 1500-6750 1500">
          <text:p/>
        </draw:connector>
        <draw:connector draw:style-name="gr2" draw:text-style-name="P1" draw:layer="layout" draw:type="curve" svg:x1="13.25cm" svg:y1="2cm" svg:x2="18cm" svg:y2="3.5cm" draw:start-shape="id11" draw:start-glue-point="2" draw:end-shape="id5" svg:d="m13250 2000c0 1000 1583 1500 4750 1500">
          <text:p/>
        </draw:connector>
        <draw:connector draw:style-name="gr2" draw:text-style-name="P1" draw:layer="layout" draw:type="curve" svg:x1="20.5cm" svg:y1="4cm" svg:x2="22.5cm" svg:y2="5.5cm" draw:start-shape="id5" draw:start-glue-point="2" draw:end-shape="id12" draw:end-glue-point="3" svg:d="m20500 4000c0 1000 666 1500 2000 1500">
          <text:p/>
        </draw:connector>
        <draw:connector draw:style-name="gr2" draw:text-style-name="P1" draw:layer="layout" draw:type="curve" svg:x1="20.5cm" svg:y1="4cm" svg:x2="22.5cm" svg:y2="7cm" draw:start-shape="id5" draw:start-glue-point="2" draw:end-shape="id13" draw:end-glue-point="3" svg:d="m20500 4000c0 2000 666 3000 2000 3000">
          <text:p/>
        </draw:connector>
        <draw:connector draw:style-name="gr2" draw:text-style-name="P1" draw:layer="layout" draw:type="curve" svg:x1="20.5cm" svg:y1="4cm" svg:x2="22.5cm" svg:y2="8.5cm" draw:start-shape="id5" draw:start-glue-point="2" draw:end-shape="id14" draw:end-glue-point="3" svg:d="m20500 4000c0 3000 666 4500 2000 4500">
          <text:p/>
        </draw:connector>
        <draw:connector draw:style-name="gr2" draw:text-style-name="P1" draw:layer="layout" draw:type="curve" svg:x1="20.5cm" svg:y1="4cm" svg:x2="22.5cm" svg:y2="10cm" draw:start-shape="id5" draw:start-glue-point="2" draw:end-shape="id15" draw:end-glue-point="3" svg:d="m20500 4000c0 4000 666 6000 2000 6000">
          <text:p/>
        </draw:connector>
        <draw:connector draw:style-name="gr2" draw:text-style-name="P1" draw:layer="layout" draw:type="curve" svg:x1="20.5cm" svg:y1="4cm" svg:x2="22.5cm" svg:y2="11.5cm" draw:start-shape="id5" draw:start-glue-point="2" draw:end-shape="id16" draw:end-glue-point="3" svg:d="m20500 4000c0 5000 666 7500 2000 7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ban </meta:initial-creator>
    <meta:creation-date>2011-05-08T16:27:10</meta:creation-date>
    <dc:date>2011-05-08T16:37:06</dc:date>
    <dc:creator>Iban </dc:creator>
    <meta:editing-duration>PT9M58S</meta:editing-duration>
    <meta:editing-cycles>1</meta:editing-cycles>
    <meta:document-statistic meta:object-count="31"/>
    <meta:generator>LibreOffice/3.3$Unix LibreOffice_project/330m19$Build-202</meta:generator>
  </office:meta>
</office:document-meta>
</file>